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style:rel-width="100%" table:align="left"/>
    </style:style>
    <style:style style:name="Tabelle1.A" style:family="table-column">
      <style:table-column-properties style:column-width="9.551cm" style:rel-column-width="36822*"/>
    </style:style>
    <style:style style:name="Tabelle1.B" style:family="table-column">
      <style:table-column-properties style:column-width="7.447cm" style:rel-column-width="28712*"/>
    </style:style>
    <style:style style:name="Tabelle1.A1" style:family="table-cell">
      <style:table-cell-properties style:vertical-align="middle" fo:padding="0.049cm" fo:border="none"/>
    </style:style>
    <style:style style:name="Tabelle1.B1" style:family="table-cell">
      <style:table-cell-properties fo:padding="0.049cm" fo:border="none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Heading_20_2">
      <style:text-properties fo:language="en" fo:country="none"/>
    </style:style>
    <style:style style:name="T1" style:family="text">
      <style:text-properties fo:language="en" fo:country="none"/>
    </style:style>
    <style:style style:name="T2" style:family="text">
      <style:text-properties fo:language="en" fo:country="none" fo:font-style="italic"/>
    </style:style>
    <style:style style:name="T3" style:family="text">
      <style:text-properties fo:font-style="italic"/>
    </style:style>
    <style:style style:name="T4" style:family="text">
      <style:text-properties style:text-line-through-style="none" style:text-position="33% 80%" style:text-underline-style="none" style:text-blinking="false"/>
    </style:style>
    <style:style style:name="T5" style:family="text">
      <style:text-properties style:text-line-through-style="none" style:text-underline-style="none" style:text-blink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h text:style-name="P2" text:outline-level="2" text:is-list-header="true">Mergesort</text:h>
          </table:table-cell>
          <table:table-cell table:style-name="Tabelle1.B1" office:value-type="string">
            <text:p text:style-name="P1"/>
          </table:table-cell>
        </table:table-row>
      </table:table>
      <text:p text:style-name="Text_20_body">Das Sortier­verfahren <text:span text:style-name="T2">Mergesort</text:span> erzeugt eine sortierte Folge durch Verschmelzen (engl.: <text:span text:style-name="T2">to merge</text:span>) sortierter Teilstücke<text:a xlink:type="simple" xlink:href="http://www.inf.fh-flensburg.de/lang/algorithmen/sortieren/merge/merge.htm#footnote" office:name="rft1"><text:span text:style-name="T4">1</text:span></text:a><text:a xlink:type="simple" xlink:href="http://www.inf.fh-flensburg.de/lang/algorithmen/sortieren/merge/merge.htm#footnote" office:name="rft1"><text:span text:style-name="T5">)</text:span></text:a>. Mit einer Zeit­komplexität von Θ(<text:span text:style-name="Variable">n</text:span> log(<text:span text:style-name="Variable">n</text:span>)) ist das Verfahren optimal. </text:p>
      <text:p text:style-name="Text_20_body"> </text:p>
      <text:h text:style-name="Heading_20_3" text:outline-level="3" text:is-list-header="true"><text:bookmark text:name="section1"/>Idee</text:h>
      <text:p text:style-name="Text_20_body">Ähnlich wie <text:a xlink:type="simple" xlink:href="http://www.inf.fh-flensburg.de/lang/algorithmen/sortieren/quick/quick.htm" office:target-frame-name="_top" xlink:show="replace"><text:span text:style-name="T1">Quicksort</text:span></text:a> beruht das Verfahren auf dem <text:span text:style-name="T1">Divide-and-Conquer</text:span>-Prinzip (<text:span text:style-name="T3">teile und herrsche</text:span>)<draw:a xlink:type="simple" xlink:href="javascript:wind('../../../glossar/divconq.htm',700,250,'no');"><draw:frame draw:style-name="fr1" draw:name="Grafik4" text:anchor-type="as-char" svg:width="0.423cm" svg:height="0.423cm" draw:z-index="0"><draw:image xlink:href="http://www.inf.fh-flensburg.de/lang/glossar/i.gif" xlink:type="simple" xlink:show="embed" xlink:actuate="onLoad"/><svg:desc>Erklärung</svg:desc></draw:frame></draw:a>. Die zu sortierende Folge wird zunächst in zwei Hälften aufgeteilt (<text:span text:style-name="T2">divide</text:span>), die jeweils für sich sortiert werden (<text:span text:style-name="T2">conquer</text:span>). Dann werden die sortierten Hälften zu einer insgesamt sortierten Folge verschmolzen (<text:span text:style-name="T2">combine</text:span>) (Bild 1). </text:p>
      <text:p text:style-name="Standard"/>
      <text:p text:style-name="Standard"/>
      <text:p text:style-name="Text_20_body">Zunächst wird geprüft, ob die Folge aus mehr als einem Element besteht. Dies ist der Fall, wenn <text:span text:style-name="T3">lo</text:span> kleiner als <text:span text:style-name="T3">hi</text:span> ist. In diesem Fall wird als erstes die Mitte <text:span text:style-name="T3">m</text:span> zwischen <text:span text:style-name="T3">lo</text:span> und <text:span text:style-name="T3">hi</text:span> bestimmt. Anschließend wird die untere Hälfte der Folge (von <text:span text:style-name="T3">lo</text:span> bis <text:span text:style-name="T3">m</text:span>) sortiert und dann die obere Hälfte (von <text:span text:style-name="T3">m</text:span>+1 bis <text:span text:style-name="T3">hi</text:span>), und zwar durch rekursiven Aufruf von <text:span text:style-name="T3">mergesort</text:span>. Danach werden die sortierten Hälften durch Aufruf der Prozedur <text:span text:style-name="T3">merge</text:span> verschmolzen. </text:p>
      <text:p text:style-name="Text_20_body">Die Funktionen <text:span text:style-name="T3">mergesort</text:span> und <text:span text:style-name="T3">merge</text:span> sind in eine Klasse <text:span text:style-name="T3">MergeSorter</text:span> eingebettet, in der das Datenarray <text:span text:style-name="T3">a</text:span> sowie ein benötigtes Hilfsarray <text:span text:style-name="T3">b</text:span> deklariert sind. </text:p>
      <text:p text:style-name="Text_20_body">Die Hauptarbeit des <text:span text:style-name="T1">Mergesort</text:span>-Algorithmus liegt im Verschmelzen der sortierten Teilstücke, also in der Funktion <text:span text:style-name="T3">merge</text:span>. Es gibt unter­schiedliche Ansätze für die Implementierung dieser Funktion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date>2008-01-24T17:24:48</dc:date>
    <meta:editing-cycles>1</meta:editing-cycles>
    <meta:editing-duration>PT38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8" meta:word-count="199" meta:character-count="1321"/>
  </office:meta>
</office:document-meta>
</file>